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6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>
            <text:p>Main Robocup Dataset 2-NN</text:p>
          </table:table-cell>
          <table:table-cell table:style-name="ce1" table:number-columns-repeated="2"/>
          <table:table-cell table:style-name="Default" table:number-columns-repeated="5"/>
          <table:table-cell/>
          <table:table-cell table:style-name="ce1" office:value-type="string">
            <text:p>Varying Lighting</text:p>
          </table:table-cell>
          <table:table-cell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90.429">
            <text:p>90.429</text:p>
          </table:table-cell>
          <table:table-cell office:value-type="float" office:value="3.484">
            <text:p>3.484</text:p>
          </table:table-cell>
          <table:table-cell office:value-type="float" office:value="6.054">
            <text:p>6.054</text:p>
          </table:table-cell>
          <table:table-cell office:value-type="float" office:value="1.707">
            <text:p>1.707</text:p>
          </table:table-cell>
          <table:table-cell office:value-type="float" office:value="0.029">
            <text:p>0.029</text:p>
          </table:table-cell>
          <table:table-cell office:value-type="float" office:value="15.271">
            <text:p>15.271</text:p>
          </table:table-cell>
          <table:table-cell/>
          <table:table-cell office:value-type="string">
            <text:p>Scenario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 Time (ms)</text:p>
          </table:table-cell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88.084">
            <text:p>88.084</text:p>
          </table:table-cell>
          <table:table-cell office:value-type="float" office:value="10.882">
            <text:p>10.882</text:p>
          </table:table-cell>
          <table:table-cell office:value-type="float" office:value="5.882">
            <text:p>5.882</text:p>
          </table:table-cell>
          <table:table-cell office:value-type="float" office:value="1.571">
            <text:p>1.571</text:p>
          </table:table-cell>
          <table:table-cell office:value-type="float" office:value="0.029">
            <text:p>0.029</text:p>
          </table:table-cell>
          <table:table-cell office:value-type="float" office:value="22.422">
            <text:p>22.422</text:p>
          </table:table-cell>
          <table:table-cell/>
          <table:table-cell office:value-type="float" office:value="1">
            <text:p>1</text:p>
          </table:table-cell>
          <table:table-cell table:style-name="ce2" office:value-type="float" office:value="96.45">
            <text:p>96.450</text:p>
          </table:table-cell>
          <table:table-cell table:style-name="ce2" office:value-type="float" office:value="2.895">
            <text:p>2.895</text:p>
          </table:table-cell>
          <table:table-cell table:style-name="ce2" office:value-type="float" office:value="1.506">
            <text:p>1.506</text:p>
          </table:table-cell>
          <table:table-cell table:style-name="ce2" office:value-type="float" office:value="0.215">
            <text:p>0.215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8.529">
            <text:p>8.529</text:p>
          </table:table-cell>
        </table:table-row>
        <table:table-row table:style-name="ro1">
          <table:table-cell office:value-type="string">
            <text:p>BRISK0 - SURF2D</text:p>
          </table:table-cell>
          <table:table-cell office:value-type="string">
            <text:p>MPS</text:p>
          </table:table-cell>
          <table:table-cell office:value-type="float" office:value="93.586">
            <text:p>93.586</text:p>
          </table:table-cell>
          <table:table-cell office:value-type="float" office:value="3.623">
            <text:p>3.623</text:p>
          </table:table-cell>
          <table:table-cell office:value-type="float" office:value="12.016">
            <text:p>12.016</text:p>
          </table:table-cell>
          <table:table-cell office:value-type="float" office:value="0.578">
            <text:p>0.578</text:p>
          </table:table-cell>
          <table:table-cell office:value-type="float" office:value="0.039">
            <text:p>0.039</text:p>
          </table:table-cell>
          <table:table-cell office:value-type="float" office:value="20.304">
            <text:p>20.304</text:p>
          </table:table-cell>
          <table:table-cell/>
          <table:table-cell office:value-type="float" office:value="2">
            <text:p>2</text:p>
          </table:table-cell>
          <table:table-cell table:style-name="ce2" office:value-type="float" office:value="96.406">
            <text:p>96.406</text:p>
          </table:table-cell>
          <table:table-cell table:style-name="ce2" office:value-type="float" office:value="2.881">
            <text:p>2.881</text:p>
          </table:table-cell>
          <table:table-cell table:style-name="ce2" office:value-type="float" office:value="1.53">
            <text:p>1.530</text:p>
          </table:table-cell>
          <table:table-cell table:style-name="ce2" office:value-type="float" office:value="0.23">
            <text:p>0.230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8.567">
            <text:p>8.567</text:p>
          </table:table-cell>
        </table:table-row>
        <table:table-row table:style-name="ro1">
          <table:table-cell office:value-type="string">
            <text:p>BRISK0 - U-BRISK</text:p>
          </table:table-cell>
          <table:table-cell office:value-type="string">
            <text:p>MPS</text:p>
          </table:table-cell>
          <table:table-cell office:value-type="float" office:value="87.83">
            <text:p>87.830</text:p>
          </table:table-cell>
          <table:table-cell office:value-type="float" office:value="3.332">
            <text:p>3.332</text:p>
          </table:table-cell>
          <table:table-cell office:value-type="float" office:value="2.595">
            <text:p>2.595</text:p>
          </table:table-cell>
          <table:table-cell office:value-type="float" office:value="1.058">
            <text:p>1.058</text:p>
          </table:table-cell>
          <table:table-cell office:value-type="float" office:value="0.024">
            <text:p>0.024</text:p>
          </table:table-cell>
          <table:table-cell office:value-type="float" office:value="11.005">
            <text:p>11.005</text:p>
          </table:table-cell>
          <table:table-cell/>
          <table:table-cell office:value-type="float" office:value="3">
            <text:p>3</text:p>
          </table:table-cell>
          <table:table-cell table:style-name="ce2" office:value-type="float" office:value="92.223">
            <text:p>92.223</text:p>
          </table:table-cell>
          <table:table-cell table:style-name="ce2" office:value-type="float" office:value="2.976">
            <text:p>2.976</text:p>
          </table:table-cell>
          <table:table-cell table:style-name="ce2" office:value-type="float" office:value="1.704">
            <text:p>1.704</text:p>
          </table:table-cell>
          <table:table-cell table:style-name="ce2" office:value-type="float" office:value="0.294">
            <text:p>0.294</text:p>
          </table:table-cell>
          <table:table-cell table:style-name="ce2" office:value-type="float" office:value="0.008">
            <text:p>0.008</text:p>
          </table:table-cell>
          <table:table-cell table:style-name="ce2" office:value-type="float" office:value="9.394">
            <text:p>9.394</text:p>
          </table:table-cell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93.064">
            <text:p>93.064</text:p>
          </table:table-cell>
          <table:table-cell office:value-type="float" office:value="4.13">
            <text:p>4.130</text:p>
          </table:table-cell>
          <table:table-cell office:value-type="float" office:value="11.108">
            <text:p>11.108</text:p>
          </table:table-cell>
          <table:table-cell office:value-type="float" office:value="6.499">
            <text:p>6.499</text:p>
          </table:table-cell>
          <table:table-cell office:value-type="float" office:value="0.053">
            <text:p>0.053</text:p>
          </table:table-cell>
          <table:table-cell office:value-type="float" office:value="25.81">
            <text:p>25.81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90.768">
            <text:p>90.768</text:p>
          </table:table-cell>
          <table:table-cell office:value-type="float" office:value="15.842">
            <text:p>15.842</text:p>
          </table:table-cell>
          <table:table-cell office:value-type="float" office:value="10.97">
            <text:p>10.970</text:p>
          </table:table-cell>
          <table:table-cell office:value-type="float" office:value="6.744">
            <text:p>6.744</text:p>
          </table:table-cell>
          <table:table-cell office:value-type="float" office:value="0.057">
            <text:p>0.057</text:p>
          </table:table-cell>
          <table:table-cell office:value-type="float" office:value="37.662">
            <text:p>37.662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office:value-type="string">
            <text:p>BRISK0 - SURF2D</text:p>
          </table:table-cell>
          <table:table-cell office:value-type="string">
            <text:p>CPS</text:p>
          </table:table-cell>
          <table:table-cell office:value-type="float" office:value="93.799">
            <text:p>93.799</text:p>
          </table:table-cell>
          <table:table-cell office:value-type="float" office:value="4.205">
            <text:p>4.205</text:p>
          </table:table-cell>
          <table:table-cell office:value-type="float" office:value="20.799">
            <text:p>20.799</text:p>
          </table:table-cell>
          <table:table-cell office:value-type="float" office:value="1.491">
            <text:p>1.491</text:p>
          </table:table-cell>
          <table:table-cell office:value-type="float" office:value="0.067">
            <text:p>0.067</text:p>
          </table:table-cell>
          <table:table-cell office:value-type="float" office:value="30.628">
            <text:p>30.628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office:value-type="string">
            <text:p>BRISK0 - U-BRISK</text:p>
          </table:table-cell>
          <table:table-cell office:value-type="string">
            <text:p>CPS</text:p>
          </table:table-cell>
          <table:table-cell office:value-type="float" office:value="90.35">
            <text:p>90.350</text:p>
          </table:table-cell>
          <table:table-cell office:value-type="float" office:value="3.832">
            <text:p>3.832</text:p>
          </table:table-cell>
          <table:table-cell office:value-type="float" office:value="4.051">
            <text:p>4.051</text:p>
          </table:table-cell>
          <table:table-cell office:value-type="float" office:value="3.775">
            <text:p>3.775</text:p>
          </table:table-cell>
          <table:table-cell office:value-type="float" office:value="0.042">
            <text:p>0.042</text:p>
          </table:table-cell>
          <table:table-cell office:value-type="float" office:value="15.709">
            <text:p>15.709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office:value-type="string">
            <text:p>SURF 1D</text:p>
          </table:table-cell>
          <table:table-cell office:value-type="string">
            <text:p>Given</text:p>
          </table:table-cell>
          <table:table-cell office:value-type="float" office:value="69.208">
            <text:p>69.208</text:p>
          </table:table-cell>
          <table:table-cell office:value-type="float" office:value="0.27">
            <text:p>0.270</text:p>
          </table:table-cell>
          <table:table-cell office:value-type="float" office:value="0.134">
            <text:p>0.134</text:p>
          </table:table-cell>
          <table:table-cell office:value-type="float" office:value="0.244">
            <text:p>0.244</text:p>
          </table:table-cell>
          <table:table-cell office:value-type="float" office:value="0.028">
            <text:p>0.028</text:p>
          </table:table-cell>
          <table:table-cell office:value-type="float" office:value="13.185">
            <text:p>13.185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number-columns-repeated="10"/>
          <table:table-cell table:style-name="ce2" table:number-columns-repeated="6"/>
        </table:table-row>
        <table:table-row table:style-name="ro1">
          <table:table-cell table:style-name="ce1" office:value-type="string">
            <text:p>Radius Matching</text:p>
          </table:table-cell>
          <table:table-cell table:number-columns-repeated="9"/>
          <table:table-cell table:style-name="ce2" table:number-columns-repeated="6"/>
        </table:table-row>
        <table:table-row table:style-name="ro1">
          <table:table-cell office:value-type="string">
            <text:p>Method</text:p>
          </table:table-cell>
          <table:table-cell office:value-type="string">
            <text:p>Parameters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(ms)</text:p>
          </table:table-cell>
          <table:table-cell/>
          <table:table-cell office:value-type="string">
            <text:p>Nikon Camera Robocup</text:p>
          </table:table-cell>
          <table:table-cell table:style-name="ce2"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82.908">
            <text:p>82.908</text:p>
          </table:table-cell>
          <table:table-cell office:value-type="float" office:value="3.08">
            <text:p>3.080</text:p>
          </table:table-cell>
          <table:table-cell office:value-type="float" office:value="3.218">
            <text:p>3.218</text:p>
          </table:table-cell>
          <table:table-cell office:value-type="float" office:value="0.352">
            <text:p>0.352</text:p>
          </table:table-cell>
          <table:table-cell office:value-type="float" office:value="0.016">
            <text:p>0.016</text:p>
          </table:table-cell>
          <table:table-cell office:value-type="float" office:value="10.717">
            <text:p>10.717</text:p>
          </table:table-cell>
          <table:table-cell/>
          <table:table-cell office:value-type="string">
            <text:p>Comparing</text:p>
          </table:table-cell>
          <table:table-cell table:style-name="ce2" office:value-type="string">
            <text:p>% AUC</text:p>
          </table:table-cell>
          <table:table-cell table:style-name="ce2" office:value-type="string">
            <text:p>Detection(ms)</text:p>
          </table:table-cell>
          <table:table-cell table:style-name="ce2" office:value-type="string">
            <text:p>Extraction(ms)</text:p>
          </table:table-cell>
          <table:table-cell table:style-name="ce2" office:value-type="string">
            <text:p>Matching(ms)</text:p>
          </table:table-cell>
          <table:table-cell table:style-name="ce2" office:value-type="string">
            <text:p>Verification(ms)</text:p>
          </table:table-cell>
          <table:table-cell table:style-name="ce2" office:value-type="string">
            <text:p>Overall Time (ms)</text:p>
          </table:table-cell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76.616">
            <text:p>76.616</text:p>
          </table:table-cell>
          <table:table-cell office:value-type="float" office:value="8.492">
            <text:p>8.492</text:p>
          </table:table-cell>
          <table:table-cell office:value-type="float" office:value="3.355">
            <text:p>3.355</text:p>
          </table:table-cell>
          <table:table-cell office:value-type="float" office:value="0.322">
            <text:p>0.322</text:p>
          </table:table-cell>
          <table:table-cell office:value-type="float" office:value="0.016">
            <text:p>0.016</text:p>
          </table:table-cell>
          <table:table-cell office:value-type="float" office:value="16.259">
            <text:p>16.259</text:p>
          </table:table-cell>
          <table:table-cell/>
          <table:table-cell office:value-type="string">
            <text:p>Nao and Nikon</text:p>
          </table:table-cell>
          <table:table-cell table:style-name="ce2" office:value-type="float" office:value="81.581">
            <text:p>81.581</text:p>
          </table:table-cell>
          <table:table-cell table:style-name="ce2" office:value-type="float" office:value="2.908">
            <text:p>2.908</text:p>
          </table:table-cell>
          <table:table-cell table:style-name="ce2" office:value-type="float" office:value="1.407">
            <text:p>1.407</text:p>
          </table:table-cell>
          <table:table-cell table:style-name="ce2" office:value-type="float" office:value="0.211">
            <text:p>0.211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10.516">
            <text:p>10.516</text:p>
          </table:table-cell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MPS</text:p>
          </table:table-cell>
          <table:table-cell office:value-type="float" office:value="86.347">
            <text:p>86.347</text:p>
          </table:table-cell>
          <table:table-cell office:value-type="float" office:value="3.231">
            <text:p>3.231</text:p>
          </table:table-cell>
          <table:table-cell office:value-type="float" office:value="7.299">
            <text:p>7.299</text:p>
          </table:table-cell>
          <table:table-cell office:value-type="float" office:value="0.265">
            <text:p>0.265</text:p>
          </table:table-cell>
          <table:table-cell office:value-type="float" office:value="0.009">
            <text:p>0.009</text:p>
          </table:table-cell>
          <table:table-cell office:value-type="float" office:value="14.865">
            <text:p>14.865</text:p>
          </table:table-cell>
          <table:table-cell/>
          <table:table-cell office:value-type="string">
            <text:p>Nao only</text:p>
          </table:table-cell>
          <table:table-cell table:style-name="ce2" office:value-type="float" office:value="89.943">
            <text:p>89.943</text:p>
          </table:table-cell>
          <table:table-cell table:style-name="ce2" office:value-type="float" office:value="3.114">
            <text:p>3.114</text:p>
          </table:table-cell>
          <table:table-cell table:style-name="ce2" office:value-type="float" office:value="1.997">
            <text:p>1.997</text:p>
          </table:table-cell>
          <table:table-cell table:style-name="ce2" office:value-type="float" office:value="0.367">
            <text:p>0.367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9.503">
            <text:p>9.503</text:p>
          </table:table-cell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MPS</text:p>
          </table:table-cell>
          <table:table-cell office:value-type="float" office:value="90.378">
            <text:p>90.378</text:p>
          </table:table-cell>
          <table:table-cell office:value-type="float" office:value="3.097">
            <text:p>3.097</text:p>
          </table:table-cell>
          <table:table-cell office:value-type="float" office:value="1.953">
            <text:p>1.953</text:p>
          </table:table-cell>
          <table:table-cell office:value-type="float" office:value="0.36">
            <text:p>0.360</text:p>
          </table:table-cell>
          <table:table-cell office:value-type="float" office:value="0.01">
            <text:p>0.010</text:p>
          </table:table-cell>
          <table:table-cell office:value-type="float" office:value="9.431">
            <text:p>9.431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83.177">
            <text:p>83.177</text:p>
          </table:table-cell>
          <table:table-cell office:value-type="float" office:value="3.113">
            <text:p>3.113</text:p>
          </table:table-cell>
          <table:table-cell office:value-type="float" office:value="3.327">
            <text:p>3.327</text:p>
          </table:table-cell>
          <table:table-cell office:value-type="float" office:value="0.383">
            <text:p>0.383</text:p>
          </table:table-cell>
          <table:table-cell office:value-type="float" office:value="0.021">
            <text:p>0.021</text:p>
          </table:table-cell>
          <table:table-cell office:value-type="float" office:value="10.86">
            <text:p>10.860</text:p>
          </table:table-cell>
          <table:table-cell/>
          <table:table-cell office:value-type="string">
            <text:p>Nikon Camera Large hall</text:p>
          </table:table-cell>
          <table:table-cell table:style-name="ce2" table:number-columns-repeated="6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80.778">
            <text:p>80.778</text:p>
          </table:table-cell>
          <table:table-cell office:value-type="float" office:value="9.531">
            <text:p>9.531</text:p>
          </table:table-cell>
          <table:table-cell office:value-type="float" office:value="4.361">
            <text:p>4.361</text:p>
          </table:table-cell>
          <table:table-cell office:value-type="float" office:value="0.676">
            <text:p>0.676</text:p>
          </table:table-cell>
          <table:table-cell office:value-type="float" office:value="0.041">
            <text:p>0.041</text:p>
          </table:table-cell>
          <table:table-cell office:value-type="float" office:value="18.694">
            <text:p>18.694</text:p>
          </table:table-cell>
          <table:table-cell/>
          <table:table-cell office:value-type="string">
            <text:p>Comparing</text:p>
          </table:table-cell>
          <table:table-cell table:style-name="ce2" office:value-type="string">
            <text:p>% AUC</text:p>
          </table:table-cell>
          <table:table-cell table:style-name="ce2" office:value-type="string">
            <text:p>Detection(ms)</text:p>
          </table:table-cell>
          <table:table-cell table:style-name="ce2" office:value-type="string">
            <text:p>Extraction(ms)</text:p>
          </table:table-cell>
          <table:table-cell table:style-name="ce2" office:value-type="string">
            <text:p>Matching(ms)</text:p>
          </table:table-cell>
          <table:table-cell table:style-name="ce2" office:value-type="string">
            <text:p>Verification(ms)</text:p>
          </table:table-cell>
          <table:table-cell table:style-name="ce2" office:value-type="string">
            <text:p>Overall Time (ms)</text:p>
          </table:table-cell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CPS</text:p>
          </table:table-cell>
          <table:table-cell office:value-type="float" office:value="86.818">
            <text:p>86.818</text:p>
          </table:table-cell>
          <table:table-cell office:value-type="float" office:value="3.291">
            <text:p>3.291</text:p>
          </table:table-cell>
          <table:table-cell office:value-type="float" office:value="8.315">
            <text:p>8.315</text:p>
          </table:table-cell>
          <table:table-cell office:value-type="float" office:value="0.312">
            <text:p>0.312</text:p>
          </table:table-cell>
          <table:table-cell office:value-type="float" office:value="0.011">
            <text:p>0.011</text:p>
          </table:table-cell>
          <table:table-cell office:value-type="float" office:value="15.969">
            <text:p>15.969</text:p>
          </table:table-cell>
          <table:table-cell/>
          <table:table-cell office:value-type="string">
            <text:p>Nao and Nikon</text:p>
          </table:table-cell>
          <table:table-cell table:style-name="ce2" office:value-type="float" office:value="91.107">
            <text:p>91.107</text:p>
          </table:table-cell>
          <table:table-cell table:style-name="ce2" office:value-type="float" office:value="3.325">
            <text:p>3.325</text:p>
          </table:table-cell>
          <table:table-cell table:style-name="ce2" office:value-type="float" office:value="2.647">
            <text:p>2.647</text:p>
          </table:table-cell>
          <table:table-cell table:style-name="ce2" office:value-type="float" office:value="2.327">
            <text:p>2.327</text:p>
          </table:table-cell>
          <table:table-cell table:style-name="ce2" office:value-type="float" office:value="0.015">
            <text:p>0.015</text:p>
          </table:table-cell>
          <table:table-cell table:style-name="ce2" office:value-type="float" office:value="14.653">
            <text:p>14.653</text:p>
          </table:table-cell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CPS</text:p>
          </table:table-cell>
          <table:table-cell office:value-type="float" office:value="89.922">
            <text:p>89.922</text:p>
          </table:table-cell>
          <table:table-cell office:value-type="float" office:value="3.114">
            <text:p>3.114</text:p>
          </table:table-cell>
          <table:table-cell office:value-type="float" office:value="1.997">
            <text:p>1.997</text:p>
          </table:table-cell>
          <table:table-cell office:value-type="float" office:value="0.367">
            <text:p>0.367</text:p>
          </table:table-cell>
          <table:table-cell office:value-type="float" office:value="0.012">
            <text:p>0.012</text:p>
          </table:table-cell>
          <table:table-cell office:value-type="float" office:value="9.503">
            <text:p>9.503</text:p>
          </table:table-cell>
          <table:table-cell/>
          <table:table-cell office:value-type="string">
            <text:p>Nao only</text:p>
          </table:table-cell>
          <table:table-cell table:style-name="ce2" office:value-type="float" office:value="93.15">
            <text:p>93.150</text:p>
          </table:table-cell>
          <table:table-cell table:style-name="ce2" office:value-type="float" office:value="3.249">
            <text:p>3.249</text:p>
          </table:table-cell>
          <table:table-cell table:style-name="ce2" office:value-type="float" office:value="2.516">
            <text:p>2.516</text:p>
          </table:table-cell>
          <table:table-cell table:style-name="ce2" office:value-type="float" office:value="2.614">
            <text:p>2.614</text:p>
          </table:table-cell>
          <table:table-cell table:style-name="ce2" office:value-type="float" office:value="0.026">
            <text:p>0.026</text:p>
          </table:table-cell>
          <table:table-cell table:style-name="ce2" office:value-type="float" office:value="12.824">
            <text:p>12.824</text:p>
          </table:table-cell>
        </table:table-row>
        <table:table-row table:style-name="ro1">
          <table:table-cell office:value-type="string">
            <text:p>SURF 1D</text:p>
          </table:table-cell>
          <table:table-cell office:value-type="string">
            <text:p>Given</text:p>
          </table:table-cell>
          <table:table-cell office:value-type="float" office:value="69.208">
            <text:p>69.208</text:p>
          </table:table-cell>
          <table:table-cell office:value-type="float" office:value="0.27">
            <text:p>0.270</text:p>
          </table:table-cell>
          <table:table-cell office:value-type="float" office:value="0.134">
            <text:p>0.134</text:p>
          </table:table-cell>
          <table:table-cell office:value-type="float" office:value="0.244">
            <text:p>0.244</text:p>
          </table:table-cell>
          <table:table-cell office:value-type="float" office:value="0.028">
            <text:p>0.028</text:p>
          </table:table-cell>
          <table:table-cell office:value-type="float" office:value="13.185">
            <text:p>13.185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number-columns-repeated="9"/>
          <table:table-cell office:value-type="string">
            <text:p>Google Street View</text:p>
          </table:table-cell>
          <table:table-cell table:style-name="ce2" table:number-columns-repeated="6"/>
        </table:table-row>
        <table:table-row table:style-name="ro1">
          <table:table-cell table:style-name="ce1" office:value-type="string">
            <text:p>Office Environment 2-NN</text:p>
          </table:table-cell>
          <table:table-cell table:style-name="ce1"/>
          <table:table-cell table:number-columns-repeated="7"/>
          <table:table-cell office:value-type="string">
            <text:p>Comparing</text:p>
          </table:table-cell>
          <table:table-cell table:style-name="ce2" office:value-type="string">
            <text:p>% AUC</text:p>
          </table:table-cell>
          <table:table-cell table:style-name="ce2" office:value-type="string">
            <text:p>Detection(ms)</text:p>
          </table:table-cell>
          <table:table-cell table:style-name="ce2" office:value-type="string">
            <text:p>Extraction(ms)</text:p>
          </table:table-cell>
          <table:table-cell table:style-name="ce2" office:value-type="string">
            <text:p>Matching(ms)</text:p>
          </table:table-cell>
          <table:table-cell table:style-name="ce2" office:value-type="string">
            <text:p>Verification(ms)</text:p>
          </table:table-cell>
          <table:table-cell table:style-name="ce2" office:value-type="string">
            <text:p>Overall Time (ms)</text:p>
          </table:table-cell>
        </table:table-row>
        <table:table-row table:style-name="ro1">
          <table:table-cell office:value-type="string">
            <text:p>Method (2-NN)</text:p>
          </table:table-cell>
          <table:table-cell office:value-type="string">
            <text:p>Parameters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(ms)</text:p>
          </table:table-cell>
          <table:table-cell/>
          <table:table-cell office:value-type="string">
            <text:p>Nao and Google Street View</text:p>
          </table:table-cell>
          <table:table-cell table:style-name="ce2" office:value-type="float" office:value="77.567">
            <text:p>77.567</text:p>
          </table:table-cell>
          <table:table-cell table:style-name="ce2" office:value-type="float" office:value="4.448">
            <text:p>4.448</text:p>
          </table:table-cell>
          <table:table-cell table:style-name="ce2" office:value-type="float" office:value="4.978">
            <text:p>4.978</text:p>
          </table:table-cell>
          <table:table-cell table:style-name="ce2" office:value-type="float" office:value="8.035">
            <text:p>8.035</text:p>
          </table:table-cell>
          <table:table-cell table:style-name="ce2" office:value-type="float" office:value="0.038">
            <text:p>0.038</text:p>
          </table:table-cell>
          <table:table-cell table:style-name="ce2" office:value-type="float" office:value="22.434">
            <text:p>22.434</text:p>
          </table:table-cell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97.441">
            <text:p>97.441</text:p>
          </table:table-cell>
          <table:table-cell office:value-type="float" office:value="3.695">
            <text:p>3.695</text:p>
          </table:table-cell>
          <table:table-cell office:value-type="float" office:value="8.166">
            <text:p>8.166</text:p>
          </table:table-cell>
          <table:table-cell office:value-type="float" office:value="5.512">
            <text:p>5.512</text:p>
          </table:table-cell>
          <table:table-cell office:value-type="float" office:value="0.065">
            <text:p>0.065</text:p>
          </table:table-cell>
          <table:table-cell office:value-type="float" office:value="21.838">
            <text:p>21.838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96.933">
            <text:p>96.933</text:p>
          </table:table-cell>
          <table:table-cell office:value-type="float" office:value="12.096">
            <text:p>12.096</text:p>
          </table:table-cell>
          <table:table-cell office:value-type="float" office:value="7.106">
            <text:p>7.106</text:p>
          </table:table-cell>
          <table:table-cell office:value-type="float" office:value="5.252">
            <text:p>5.252</text:p>
          </table:table-cell>
          <table:table-cell office:value-type="float" office:value="0.072">
            <text:p>0.072</text:p>
          </table:table-cell>
          <table:table-cell office:value-type="float" office:value="28.97">
            <text:p>28.970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MPS</text:p>
          </table:table-cell>
          <table:table-cell office:value-type="float" office:value="94.795">
            <text:p>94.795</text:p>
          </table:table-cell>
          <table:table-cell office:value-type="float" office:value="3.793">
            <text:p>3.793</text:p>
          </table:table-cell>
          <table:table-cell office:value-type="float" office:value="17.157">
            <text:p>17.157</text:p>
          </table:table-cell>
          <table:table-cell office:value-type="float" office:value="1.497">
            <text:p>1.497</text:p>
          </table:table-cell>
          <table:table-cell office:value-type="float" office:value="0.083">
            <text:p>0.083</text:p>
          </table:table-cell>
          <table:table-cell office:value-type="float" office:value="26.936">
            <text:p>26.936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MPS</text:p>
          </table:table-cell>
          <table:table-cell office:value-type="float" office:value="95.134">
            <text:p>95.134</text:p>
          </table:table-cell>
          <table:table-cell office:value-type="float" office:value="3.469">
            <text:p>3.469</text:p>
          </table:table-cell>
          <table:table-cell office:value-type="float" office:value="3.112">
            <text:p>3.112</text:p>
          </table:table-cell>
          <table:table-cell office:value-type="float" office:value="3.245">
            <text:p>3.245</text:p>
          </table:table-cell>
          <table:table-cell office:value-type="float" office:value="0.052">
            <text:p>0.052</text:p>
          </table:table-cell>
          <table:table-cell office:value-type="float" office:value="14.245">
            <text:p>14.245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98.457">
            <text:p>98.457</text:p>
          </table:table-cell>
          <table:table-cell office:value-type="float" office:value="4.499">
            <text:p>4.499</text:p>
          </table:table-cell>
          <table:table-cell office:value-type="float" office:value="14.911">
            <text:p>14.911</text:p>
          </table:table-cell>
          <table:table-cell office:value-type="float" office:value="17.984">
            <text:p>17.984</text:p>
          </table:table-cell>
          <table:table-cell office:value-type="float" office:value="0.112">
            <text:p>0.112</text:p>
          </table:table-cell>
          <table:table-cell office:value-type="float" office:value="41.889">
            <text:p>41.889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98.282">
            <text:p>98.282</text:p>
          </table:table-cell>
          <table:table-cell office:value-type="float" office:value="18.546">
            <text:p>18.546</text:p>
          </table:table-cell>
          <table:table-cell office:value-type="float" office:value="15.856">
            <text:p>15.856</text:p>
          </table:table-cell>
          <table:table-cell office:value-type="float" office:value="24.097">
            <text:p>24.097</text:p>
          </table:table-cell>
          <table:table-cell office:value-type="float" office:value="0.137">
            <text:p>0.137</text:p>
          </table:table-cell>
          <table:table-cell office:value-type="float" office:value="63.065">
            <text:p>63.065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CPS</text:p>
          </table:table-cell>
          <table:table-cell office:value-type="float" office:value="96.21">
            <text:p>96.210</text:p>
          </table:table-cell>
          <table:table-cell office:value-type="float" office:value="4.52">
            <text:p>4.520</text:p>
          </table:table-cell>
          <table:table-cell office:value-type="float" office:value="28.129">
            <text:p>28.129</text:p>
          </table:table-cell>
          <table:table-cell office:value-type="float" office:value="3.6">
            <text:p>3.600</text:p>
          </table:table-cell>
          <table:table-cell office:value-type="float" office:value="0.131">
            <text:p>0.131</text:p>
          </table:table-cell>
          <table:table-cell office:value-type="float" office:value="40.822">
            <text:p>40.822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CPS</text:p>
          </table:table-cell>
          <table:table-cell office:value-type="float" office:value="95.182">
            <text:p>95.182</text:p>
          </table:table-cell>
          <table:table-cell office:value-type="float" office:value="4.149">
            <text:p>4.149</text:p>
          </table:table-cell>
          <table:table-cell office:value-type="float" office:value="5.298">
            <text:p>5.298</text:p>
          </table:table-cell>
          <table:table-cell office:value-type="float" office:value="11.723">
            <text:p>11.723</text:p>
          </table:table-cell>
          <table:table-cell office:value-type="float" office:value="0.09">
            <text:p>0.090</text:p>
          </table:table-cell>
          <table:table-cell office:value-type="float" office:value="25.666">
            <text:p>25.666</text:p>
          </table:table-cell>
          <table:table-cell table:number-columns-repeated="8"/>
        </table:table-row>
        <table:table-row table:style-name="ro1">
          <table:table-cell office:value-type="string">
            <text:p>SURF 1D</text:p>
          </table:table-cell>
          <table:table-cell office:value-type="string">
            <text:p>Given</text:p>
          </table:table-cell>
          <table:table-cell office:value-type="float" office:value="92.333">
            <text:p>92.333</text:p>
          </table:table-cell>
          <table:table-cell office:value-type="float" office:value="0.277">
            <text:p>0.277</text:p>
          </table:table-cell>
          <table:table-cell office:value-type="float" office:value="0.197">
            <text:p>0.197</text:p>
          </table:table-cell>
          <table:table-cell office:value-type="float" office:value="0.483">
            <text:p>0.483</text:p>
          </table:table-cell>
          <table:table-cell office:value-type="float" office:value="0.043">
            <text:p>0.043</text:p>
          </table:table-cell>
          <table:table-cell office:value-type="float" office:value="14.144">
            <text:p>14.144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>
            <text:p>Radius Matching</text:p>
          </table:table-cell>
          <table:table-cell table:number-columns-repeated="15"/>
        </table:table-row>
        <table:table-row table:style-name="ro1">
          <table:table-cell office:value-type="string">
            <text:p>Method</text:p>
          </table:table-cell>
          <table:table-cell office:value-type="string">
            <text:p>Parameters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(ms)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94.846">
            <text:p>94.846</text:p>
          </table:table-cell>
          <table:table-cell office:value-type="float" office:value="3.094">
            <text:p>3.094</text:p>
          </table:table-cell>
          <table:table-cell office:value-type="float" office:value="3.461">
            <text:p>3.461</text:p>
          </table:table-cell>
          <table:table-cell office:value-type="float" office:value="0.808">
            <text:p>0.808</text:p>
          </table:table-cell>
          <table:table-cell office:value-type="float" office:value="0.011">
            <text:p>0.011</text:p>
          </table:table-cell>
          <table:table-cell office:value-type="float" office:value="11.71">
            <text:p>11.710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96.226">
            <text:p>96.226</text:p>
          </table:table-cell>
          <table:table-cell office:value-type="float" office:value="8.626">
            <text:p>8.626</text:p>
          </table:table-cell>
          <table:table-cell office:value-type="float" office:value="3.265">
            <text:p>3.265</text:p>
          </table:table-cell>
          <table:table-cell office:value-type="float" office:value="0.847">
            <text:p>0.847</text:p>
          </table:table-cell>
          <table:table-cell office:value-type="float" office:value="0.012">
            <text:p>0.012</text:p>
          </table:table-cell>
          <table:table-cell office:value-type="float" office:value="17.198">
            <text:p>17.198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MPS</text:p>
          </table:table-cell>
          <table:table-cell office:value-type="float" office:value="96.054">
            <text:p>96.054</text:p>
          </table:table-cell>
          <table:table-cell office:value-type="float" office:value="3.255">
            <text:p>3.255</text:p>
          </table:table-cell>
          <table:table-cell office:value-type="float" office:value="8.495">
            <text:p>8.495</text:p>
          </table:table-cell>
          <table:table-cell office:value-type="float" office:value="0.489">
            <text:p>0.489</text:p>
          </table:table-cell>
          <table:table-cell office:value-type="float" office:value="0.019">
            <text:p>0.019</text:p>
          </table:table-cell>
          <table:table-cell office:value-type="float" office:value="16.626">
            <text:p>16.626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MPS</text:p>
          </table:table-cell>
          <table:table-cell office:value-type="float" office:value="96.149">
            <text:p>96.149</text:p>
          </table:table-cell>
          <table:table-cell office:value-type="float" office:value="3.125">
            <text:p>3.125</text:p>
          </table:table-cell>
          <table:table-cell office:value-type="float" office:value="2.057">
            <text:p>2.057</text:p>
          </table:table-cell>
          <table:table-cell office:value-type="float" office:value="0.883">
            <text:p>0.883</text:p>
          </table:table-cell>
          <table:table-cell office:value-type="float" office:value="0.014">
            <text:p>0.014</text:p>
          </table:table-cell>
          <table:table-cell office:value-type="float" office:value="10.453">
            <text:p>10.453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94.697">
            <text:p>94.697</text:p>
          </table:table-cell>
          <table:table-cell office:value-type="float" office:value="3.118">
            <text:p>3.118</text:p>
          </table:table-cell>
          <table:table-cell office:value-type="float" office:value="3.59">
            <text:p>3.590</text:p>
          </table:table-cell>
          <table:table-cell office:value-type="float" office:value="0.889">
            <text:p>0.889</text:p>
          </table:table-cell>
          <table:table-cell office:value-type="float" office:value="0.014">
            <text:p>0.014</text:p>
          </table:table-cell>
          <table:table-cell office:value-type="float" office:value="11.948">
            <text:p>11.948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96.274">
            <text:p>96.274</text:p>
          </table:table-cell>
          <table:table-cell office:value-type="float" office:value="9.997">
            <text:p>9.997</text:p>
          </table:table-cell>
          <table:table-cell office:value-type="float" office:value="4.663">
            <text:p>4.663</text:p>
          </table:table-cell>
          <table:table-cell office:value-type="float" office:value="2.082">
            <text:p>2.082</text:p>
          </table:table-cell>
          <table:table-cell office:value-type="float" office:value="0.023">
            <text:p>0.023</text:p>
          </table:table-cell>
          <table:table-cell office:value-type="float" office:value="21.164">
            <text:p>21.164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CPS</text:p>
          </table:table-cell>
          <table:table-cell office:value-type="float" office:value="96.084">
            <text:p>96.084</text:p>
          </table:table-cell>
          <table:table-cell office:value-type="float" office:value="3.366">
            <text:p>3.366</text:p>
          </table:table-cell>
          <table:table-cell office:value-type="float" office:value="10.196">
            <text:p>10.196</text:p>
          </table:table-cell>
          <table:table-cell office:value-type="float" office:value="0.656">
            <text:p>0.656</text:p>
          </table:table-cell>
          <table:table-cell office:value-type="float" office:value="0.022">
            <text:p>0.022</text:p>
          </table:table-cell>
          <table:table-cell office:value-type="float" office:value="18.577">
            <text:p>18.577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CPS</text:p>
          </table:table-cell>
          <table:table-cell office:value-type="float" office:value="96.277">
            <text:p>96.277</text:p>
          </table:table-cell>
          <table:table-cell office:value-type="float" office:value="3.12">
            <text:p>3.120</text:p>
          </table:table-cell>
          <table:table-cell office:value-type="float" office:value="2.06">
            <text:p>2.060</text:p>
          </table:table-cell>
          <table:table-cell office:value-type="float" office:value="0.875">
            <text:p>0.875</text:p>
          </table:table-cell>
          <table:table-cell office:value-type="float" office:value="0.017">
            <text:p>0.017</text:p>
          </table:table-cell>
          <table:table-cell office:value-type="float" office:value="10.409">
            <text:p>10.409</text:p>
          </table:table-cell>
          <table:table-cell table:number-columns-repeated="8"/>
        </table:table-row>
        <table:table-row table:style-name="ro1">
          <table:table-cell office:value-type="string">
            <text:p>SURF 1D</text:p>
          </table:table-cell>
          <table:table-cell office:value-type="string">
            <text:p>Given</text:p>
          </table:table-cell>
          <table:table-cell office:value-type="float" office:value="92.333">
            <text:p>92.333</text:p>
          </table:table-cell>
          <table:table-cell office:value-type="float" office:value="0.277">
            <text:p>0.277</text:p>
          </table:table-cell>
          <table:table-cell office:value-type="float" office:value="0.197">
            <text:p>0.197</text:p>
          </table:table-cell>
          <table:table-cell office:value-type="float" office:value="0.483">
            <text:p>0.483</text:p>
          </table:table-cell>
          <table:table-cell office:value-type="float" office:value="0.043">
            <text:p>0.043</text:p>
          </table:table-cell>
          <table:table-cell office:value-type="float" office:value="14.144">
            <text:p>14.144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>
            <text:p>Large Hall Environment Radius Matching</text:p>
          </table:table-cell>
          <table:table-cell table:style-name="ce1"/>
          <table:table-cell table:style-name="ce3"/>
          <table:table-cell table:number-columns-repeated="13"/>
        </table:table-row>
        <table:table-row table:style-name="ro1">
          <table:table-cell office:value-type="string">
            <text:p>Method</text:p>
          </table:table-cell>
          <table:table-cell office:value-type="string">
            <text:p>Parameters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(ms)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96.739">
            <text:p>96.739</text:p>
          </table:table-cell>
          <table:table-cell office:value-type="float" office:value="3.233">
            <text:p>3.233</text:p>
          </table:table-cell>
          <table:table-cell office:value-type="float" office:value="4.565">
            <text:p>4.565</text:p>
          </table:table-cell>
          <table:table-cell office:value-type="float" office:value="2.321">
            <text:p>2.321</text:p>
          </table:table-cell>
          <table:table-cell office:value-type="float" office:value="0.021">
            <text:p>0.021</text:p>
          </table:table-cell>
          <table:table-cell office:value-type="float" office:value="14.642">
            <text:p>14.642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95.516">
            <text:p>95.516</text:p>
          </table:table-cell>
          <table:table-cell office:value-type="float" office:value="10.115">
            <text:p>10.115</text:p>
          </table:table-cell>
          <table:table-cell office:value-type="float" office:value="3.952">
            <text:p>3.952</text:p>
          </table:table-cell>
          <table:table-cell office:value-type="float" office:value="1.341">
            <text:p>1.341</text:p>
          </table:table-cell>
          <table:table-cell office:value-type="float" office:value="0.017">
            <text:p>0.017</text:p>
          </table:table-cell>
          <table:table-cell office:value-type="float" office:value="19.893">
            <text:p>19.893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MPS</text:p>
          </table:table-cell>
          <table:table-cell office:value-type="float" office:value="98.803">
            <text:p>98.803</text:p>
          </table:table-cell>
          <table:table-cell office:value-type="float" office:value="3.436">
            <text:p>3.436</text:p>
          </table:table-cell>
          <table:table-cell office:value-type="float" office:value="11.197">
            <text:p>11.197</text:p>
          </table:table-cell>
          <table:table-cell office:value-type="float" office:value="1.26">
            <text:p>1.260</text:p>
          </table:table-cell>
          <table:table-cell office:value-type="float" office:value="0.039">
            <text:p>0.039</text:p>
          </table:table-cell>
          <table:table-cell office:value-type="float" office:value="20.345">
            <text:p>20.345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MPS</text:p>
          </table:table-cell>
          <table:table-cell office:value-type="float" office:value="93.15">
            <text:p>93.150</text:p>
          </table:table-cell>
          <table:table-cell office:value-type="float" office:value="3.249">
            <text:p>3.249</text:p>
          </table:table-cell>
          <table:table-cell office:value-type="float" office:value="2.516">
            <text:p>2.516</text:p>
          </table:table-cell>
          <table:table-cell office:value-type="float" office:value="2.614">
            <text:p>2.614</text:p>
          </table:table-cell>
          <table:table-cell office:value-type="float" office:value="0.026">
            <text:p>0.026</text:p>
          </table:table-cell>
          <table:table-cell office:value-type="float" office:value="12.824">
            <text:p>12.824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96.07">
            <text:p>96.070</text:p>
          </table:table-cell>
          <table:table-cell office:value-type="float" office:value="3.268">
            <text:p>3.268</text:p>
          </table:table-cell>
          <table:table-cell office:value-type="float" office:value="4.762">
            <text:p>4.762</text:p>
          </table:table-cell>
          <table:table-cell office:value-type="float" office:value="2.618">
            <text:p>2.618</text:p>
          </table:table-cell>
          <table:table-cell office:value-type="float" office:value="0.028">
            <text:p>0.028</text:p>
          </table:table-cell>
          <table:table-cell office:value-type="float" office:value="15.091">
            <text:p>15.091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98.269">
            <text:p>98.269</text:p>
          </table:table-cell>
          <table:table-cell office:value-type="float" office:value="12.123">
            <text:p>12.123</text:p>
          </table:table-cell>
          <table:table-cell office:value-type="float" office:value="6.139">
            <text:p>6.139</text:p>
          </table:table-cell>
          <table:table-cell office:value-type="float" office:value="4.359">
            <text:p>4.359</text:p>
          </table:table-cell>
          <table:table-cell office:value-type="float" office:value="0.045">
            <text:p>0.045</text:p>
          </table:table-cell>
          <table:table-cell office:value-type="float" office:value="27.164">
            <text:p>27.164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CPS</text:p>
          </table:table-cell>
          <table:table-cell office:value-type="float" office:value="98.786">
            <text:p>98.786</text:p>
          </table:table-cell>
          <table:table-cell office:value-type="float" office:value="3.603">
            <text:p>3.603</text:p>
          </table:table-cell>
          <table:table-cell office:value-type="float" office:value="13.475">
            <text:p>13.475</text:p>
          </table:table-cell>
          <table:table-cell office:value-type="float" office:value="1.717">
            <text:p>1.717</text:p>
          </table:table-cell>
          <table:table-cell office:value-type="float" office:value="0.051">
            <text:p>0.051</text:p>
          </table:table-cell>
          <table:table-cell office:value-type="float" office:value="23.414">
            <text:p>23.414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CPS</text:p>
          </table:table-cell>
          <table:table-cell office:value-type="float" office:value="92.964">
            <text:p>92.964</text:p>
          </table:table-cell>
          <table:table-cell office:value-type="float" office:value="3.303">
            <text:p>3.303</text:p>
          </table:table-cell>
          <table:table-cell office:value-type="float" office:value="2.581">
            <text:p>2.581</text:p>
          </table:table-cell>
          <table:table-cell office:value-type="float" office:value="2.618">
            <text:p>2.618</text:p>
          </table:table-cell>
          <table:table-cell office:value-type="float" office:value="0.03">
            <text:p>0.030</text:p>
          </table:table-cell>
          <table:table-cell office:value-type="float" office:value="13.503">
            <text:p>13.503</text:p>
          </table:table-cell>
          <table:table-cell table:number-columns-repeated="8"/>
        </table:table-row>
        <table:table-row table:style-name="ro1">
          <table:table-cell office:value-type="string">
            <text:p>SURF 1D</text:p>
          </table:table-cell>
          <table:table-cell office:value-type="string">
            <text:p>Given</text:p>
          </table:table-cell>
          <table:table-cell office:value-type="float" office:value="90.836">
            <text:p>90.836</text:p>
          </table:table-cell>
          <table:table-cell office:value-type="float" office:value="0.273">
            <text:p>0.273</text:p>
          </table:table-cell>
          <table:table-cell office:value-type="float" office:value="0.161">
            <text:p>0.161</text:p>
          </table:table-cell>
          <table:table-cell office:value-type="float" office:value="0.351">
            <text:p>0.351</text:p>
          </table:table-cell>
          <table:table-cell office:value-type="float" office:value="0.044">
            <text:p>0.044</text:p>
          </table:table-cell>
          <table:table-cell office:value-type="float" office:value="14.032">
            <text:p>14.03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2-NN</text:p>
          </table:table-cell>
          <table:table-cell table:number-columns-repeated="15"/>
        </table:table-row>
        <table:table-row table:style-name="ro1">
          <table:table-cell office:value-type="string">
            <text:p>Method</text:p>
          </table:table-cell>
          <table:table-cell office:value-type="string">
            <text:p>Parameters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(ms)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99.263">
            <text:p>99.263</text:p>
          </table:table-cell>
          <table:table-cell office:value-type="float" office:value="4.027">
            <text:p>4.027</text:p>
          </table:table-cell>
          <table:table-cell office:value-type="float" office:value="10.752">
            <text:p>10.752</text:p>
          </table:table-cell>
          <table:table-cell office:value-type="float" office:value="18.175">
            <text:p>18.175</text:p>
          </table:table-cell>
          <table:table-cell office:value-type="float" office:value="0.147">
            <text:p>0.147</text:p>
          </table:table-cell>
          <table:table-cell office:value-type="float" office:value="37.513">
            <text:p>37.513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96.444">
            <text:p>96.444</text:p>
          </table:table-cell>
          <table:table-cell office:value-type="float" office:value="15.664">
            <text:p>15.664</text:p>
          </table:table-cell>
          <table:table-cell office:value-type="float" office:value="9.691">
            <text:p>9.691</text:p>
          </table:table-cell>
          <table:table-cell office:value-type="float" office:value="13.698">
            <text:p>13.698</text:p>
          </table:table-cell>
          <table:table-cell office:value-type="float" office:value="0.126">
            <text:p>0.126</text:p>
          </table:table-cell>
          <table:table-cell office:value-type="float" office:value="43.645">
            <text:p>43.645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MPS</text:p>
          </table:table-cell>
          <table:table-cell office:value-type="float" office:value="95.697">
            <text:p>95.697</text:p>
          </table:table-cell>
          <table:table-cell office:value-type="float" office:value="4.208">
            <text:p>4.208</text:p>
          </table:table-cell>
          <table:table-cell office:value-type="float" office:value="22.242">
            <text:p>22.242</text:p>
          </table:table-cell>
          <table:table-cell office:value-type="float" office:value="4.241">
            <text:p>4.241</text:p>
          </table:table-cell>
          <table:table-cell office:value-type="float" office:value="0.188">
            <text:p>0.188</text:p>
          </table:table-cell>
          <table:table-cell office:value-type="float" office:value="35.389">
            <text:p>35.389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MPS</text:p>
          </table:table-cell>
          <table:table-cell office:value-type="float" office:value="97.43">
            <text:p>97.430</text:p>
          </table:table-cell>
          <table:table-cell office:value-type="float" office:value="3.701">
            <text:p>3.701</text:p>
          </table:table-cell>
          <table:table-cell office:value-type="float" office:value="3.804">
            <text:p>3.804</text:p>
          </table:table-cell>
          <table:table-cell office:value-type="float" office:value="9.849">
            <text:p>9.849</text:p>
          </table:table-cell>
          <table:table-cell office:value-type="float" office:value="0.109">
            <text:p>0.109</text:p>
          </table:table-cell>
          <table:table-cell office:value-type="float" office:value="21.885">
            <text:p>21.885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98.798">
            <text:p>98.798</text:p>
          </table:table-cell>
          <table:table-cell office:value-type="float" office:value="5.412">
            <text:p>5.412</text:p>
          </table:table-cell>
          <table:table-cell office:value-type="float" office:value="22.181">
            <text:p>22.181</text:p>
          </table:table-cell>
          <table:table-cell office:value-type="float" office:value="81.944">
            <text:p>81.944</text:p>
          </table:table-cell>
          <table:table-cell office:value-type="float" office:value="0.306">
            <text:p>0.306</text:p>
          </table:table-cell>
          <table:table-cell office:value-type="float" office:value="114.365">
            <text:p>114.365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98.703">
            <text:p>98.703</text:p>
          </table:table-cell>
          <table:table-cell office:value-type="float" office:value="28.349">
            <text:p>28.349</text:p>
          </table:table-cell>
          <table:table-cell office:value-type="float" office:value="23.88">
            <text:p>23.880</text:p>
          </table:table-cell>
          <table:table-cell office:value-type="float" office:value="83.456">
            <text:p>83.456</text:p>
          </table:table-cell>
          <table:table-cell office:value-type="float" office:value="0.298">
            <text:p>0.298</text:p>
          </table:table-cell>
          <table:table-cell office:value-type="float" office:value="140.463">
            <text:p>140.463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CPS</text:p>
          </table:table-cell>
          <table:table-cell office:value-type="float" office:value="97.024">
            <text:p>97.024</text:p>
          </table:table-cell>
          <table:table-cell office:value-type="float" office:value="5.443">
            <text:p>5.443</text:p>
          </table:table-cell>
          <table:table-cell office:value-type="float" office:value="42.449">
            <text:p>42.449</text:p>
          </table:table-cell>
          <table:table-cell office:value-type="float" office:value="14.06">
            <text:p>14.060</text:p>
          </table:table-cell>
          <table:table-cell office:value-type="float" office:value="0.349">
            <text:p>0.349</text:p>
          </table:table-cell>
          <table:table-cell office:value-type="float" office:value="66.809">
            <text:p>66.809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CPS</text:p>
          </table:table-cell>
          <table:table-cell office:value-type="float" office:value="96.186">
            <text:p>96.186</text:p>
          </table:table-cell>
          <table:table-cell office:value-type="float" office:value="4.787">
            <text:p>4.787</text:p>
          </table:table-cell>
          <table:table-cell office:value-type="float" office:value="7.248">
            <text:p>7.248</text:p>
          </table:table-cell>
          <table:table-cell office:value-type="float" office:value="46.827">
            <text:p>46.827</text:p>
          </table:table-cell>
          <table:table-cell office:value-type="float" office:value="0.232">
            <text:p>0.232</text:p>
          </table:table-cell>
          <table:table-cell office:value-type="float" office:value="63.541">
            <text:p>63.541</text:p>
          </table:table-cell>
          <table:table-cell table:number-columns-repeated="8"/>
        </table:table-row>
        <table:table-row table:style-name="ro1">
          <table:table-cell office:value-type="string">
            <text:p>SURF 1D</text:p>
          </table:table-cell>
          <table:table-cell office:value-type="string">
            <text:p>Given</text:p>
          </table:table-cell>
          <table:table-cell office:value-type="float" office:value="90.836">
            <text:p>90.836</text:p>
          </table:table-cell>
          <table:table-cell office:value-type="float" office:value="0.273">
            <text:p>0.273</text:p>
          </table:table-cell>
          <table:table-cell office:value-type="float" office:value="0.161">
            <text:p>0.161</text:p>
          </table:table-cell>
          <table:table-cell office:value-type="float" office:value="0.351">
            <text:p>0.351</text:p>
          </table:table-cell>
          <table:table-cell office:value-type="float" office:value="0.044">
            <text:p>0.044</text:p>
          </table:table-cell>
          <table:table-cell office:value-type="float" office:value="14.032">
            <text:p>14.032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27/07/2012</text:date>, <text:time>18:0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59:56</meta:creation-date>
    <dc:date>2012-07-27T18:05:03</dc:date>
    <dc:creator>Daniel Mankowitz</dc:creator>
    <meta:editing-duration>PT5M7S</meta:editing-duration>
    <meta:editing-cycles>15</meta:editing-cycles>
    <meta:generator>LibreOffice/3.3$Linux LibreOffice_project/330m19$Build-401</meta:generator>
    <meta:document-statistic meta:table-count="3" meta:cell-count="566" meta:object-count="0"/>
  </office:meta>
</office:document-meta>
</file>